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erTypesLastSorterTest.fields_sort_consistently_when_interfaces_are_in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TypesLastSorterTest.assertSortConsistently( Field a , Field b , Field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perTypesLastSorterTest.issue_352_order_was_different_between_JDK6_and_JDK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perTypesLastSorterTest.when_same_type_the_order_is_based_on_field_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perTypesLastSorterTest.when_type_is_different_the_supertype_comes_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erTypesLastSorterTest.compare( Field o1 , Field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perTypesLastSorterTest.fields_sort_consistently_when_names_and_type_indicate_different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TypesLastSorterTest.using_Collections_dot_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perTypesLastSorterTest.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